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10669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6696" officeooo:paragraph-rsid="0010669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e05a" officeooo:paragraph-rsid="0010e05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1329" officeooo:paragraph-rsid="0011132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351d" officeooo:paragraph-rsid="0012351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e078" officeooo:paragraph-rsid="0012e07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50f8" officeooo:paragraph-rsid="001450f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10669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6696" officeooo:paragraph-rsid="0010669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06696" officeooo:paragraph-rsid="0010669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6696" officeooo:paragraph-rsid="0010e05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11329" officeooo:paragraph-rsid="001113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2351d" officeooo:paragraph-rsid="0012351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450f8" officeooo:paragraph-rsid="001450f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450f8" officeooo:paragraph-rsid="001450f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493f2" officeooo:paragraph-rsid="001493f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493f2" officeooo:paragraph-rsid="001493f2" style:font-weight-asian="bold" style:font-weight-complex="bold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106696" style:font-weight-asian="bold" style:font-weight-complex="bold"/>
    </style:style>
    <style:style style:name="T1" style:family="text">
      <style:text-properties officeooo:rsid="0006e199"/>
    </style:style>
    <style:style style:name="T2" style:family="text">
      <style:text-properties officeooo:rsid="000d4f6d"/>
    </style:style>
    <style:style style:name="T3" style:family="text">
      <style:text-properties officeooo:rsid="001235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No : 0<text:span text:style-name="T1">3</text:span></text:p>
      <text:p text:style-name="P8">Database Management Lab</text:p>
      <text:p text:style-name="P18">Name: Shyam P Ambilkar<text:tab/><text:tab/><text:tab/><text:tab/><text:tab/><text:tab/><text:tab/><text:tab/> <text:s text:c="4"/>RollNo: TEB1602</text:p>
      <text:p text:style-name="P8">D<text:span text:style-name="T2">M</text:span>L(Data <text:span text:style-name="T2">Manipulation Language</text:span>)</text:p>
      <text:p text:style-name="P1">----------------------------------------------------------------------------------------------------------------------------</text:p>
      <text:p text:style-name="P10">JOIN : (1.INNER 2.OUTER 3.LEFT OUTER 4.RIGHT OUTER 5.FULL OUTER 6.SELF)</text:p>
      <text:p text:style-name="P9">----------------------------------------------------------------------------------------------------------------------------</text:p>
      <text:p text:style-name="P11">1.INNER JOIN </text:p>
      <text:p text:style-name="P2">MariaDB [department]&gt; select * from emp INNER JOIN dept on emp.deptno= dept.deptno;</text:p>
      <text:p text:style-name="P2">+-------+----------+----------+--------+--------+--------+------------+----------+</text:p>
      <text:p text:style-name="P2">| empno | ename <text:s text:c="3"/>| job <text:s text:c="5"/>| deptno | salary | deptno | deptname <text:s text:c="2"/>| loc <text:s text:c="5"/>|</text:p>
      <text:p text:style-name="P2">+-------+----------+----------+--------+--------+--------+------------+----------+</text:p>
      <text:p text:style-name="P2">| <text:s text:c="2"/>101 | Shyam <text:s text:c="3"/>| Manager <text:s/>| <text:s text:c="4"/>10 | <text:s/>50000 | <text:s text:c="4"/>10 | Sales <text:s text:c="5"/>| Mumbai <text:s text:c="2"/>|</text:p>
      <text:p text:style-name="P2">| <text:s text:c="2"/>102 | Dhiraj <text:s text:c="2"/>| Clerk <text:s text:c="3"/>| <text:s text:c="4"/>20 | <text:s/>12000 | <text:s text:c="4"/>20 | Production | Pune <text:s text:c="4"/>|</text:p>
      <text:p text:style-name="P2">| <text:s text:c="2"/>103 | Vinay <text:s text:c="3"/>| Salesman | <text:s text:c="4"/>30 | <text:s/>17000 | <text:s text:c="4"/>30 | Accounts <text:s text:c="2"/>| Nasik <text:s text:c="3"/>|</text:p>
      <text:p text:style-name="P2">| <text:s text:c="2"/>104 | Mayur <text:s text:c="3"/>| Salesman | <text:s text:c="4"/>40 | <text:s/>18000 | <text:s text:c="4"/>40 | Research <text:s text:c="2"/>| Banglore |</text:p>
      <text:p text:style-name="P2">| <text:s text:c="2"/>106 | Abhishek | Manager <text:s/>| <text:s text:c="4"/>10 | <text:s/>43000 | <text:s text:c="4"/>10 | Sales <text:s text:c="5"/>| Mumbai <text:s text:c="2"/>|</text:p>
      <text:p text:style-name="P2">+-------+----------+----------+--------+--------+--------+------------+----------+</text:p>
      <text:p text:style-name="P2">5 rows in set (0.05 sec)</text:p>
      <text:p text:style-name="P2">----------------------------------------------------------------------------------------------------------------------------</text:p>
      <text:p text:style-name="P10">2.OUTER JOIN</text:p>
      <text:p text:style-name="P10">----------------------------------------------------------------------------------------------------------------------------</text:p>
      <text:p text:style-name="P12">1.LEFT OUTER JOIN</text:p>
      <text:p text:style-name="P4">MariaDB [department]&gt; select * from emp LEFT OUTER JOIN dept on emp.ename= dept.deptname;</text:p>
      <text:p text:style-name="P4">+-------+----------+----------+--------+--------+--------+----------+------+</text:p>
      <text:p text:style-name="P4">| empno | ename <text:s text:c="3"/>| job <text:s text:c="5"/>| deptno | salary | deptno | deptname | loc <text:s/>|</text:p>
      <text:p text:style-name="P4">+-------+----------+----------+--------+--------+--------+----------+------+</text:p>
      <text:p text:style-name="P4">| <text:s text:c="2"/>101 | Shyam <text:s text:c="3"/>| Manager <text:s/>| <text:s text:c="4"/>10 | <text:s/>50000 | <text:s text:c="2"/>NULL | NULL <text:s text:c="4"/>| NULL |</text:p>
      <text:p text:style-name="P4">| <text:s text:c="2"/>102 | Dhiraj <text:s text:c="2"/>| Clerk <text:s text:c="3"/>| <text:s text:c="4"/>20 | <text:s/>12000 | <text:s text:c="2"/>NULL | NULL <text:s text:c="4"/>| NULL |</text:p>
      <text:p text:style-name="P4">| <text:s text:c="2"/>103 | Vinay <text:s text:c="3"/>| Salesman | <text:s text:c="4"/>30 | <text:s/>17000 | <text:s text:c="2"/>NULL | NULL <text:s text:c="4"/>| NULL |</text:p>
      <text:p text:style-name="P4">| <text:s text:c="2"/>104 | Mayur <text:s text:c="3"/>| Salesman | <text:s text:c="4"/>40 | <text:s/>18000 | <text:s text:c="2"/>NULL | NULL <text:s text:c="4"/>| NULL |</text:p>
      <text:p text:style-name="P4">| <text:s text:c="2"/>105 | Sanjay <text:s text:c="2"/>| Clerk <text:s text:c="3"/>| <text:s text:c="3"/>100 | <text:s/>13000 | <text:s text:c="2"/>NULL | NULL <text:s text:c="4"/>| NULL |</text:p>
      <text:p text:style-name="P4">| <text:s text:c="2"/>106 | Abhishek | Manager <text:s/>| <text:s text:c="4"/>10 | <text:s/>43000 | <text:s text:c="2"/>NULL | NULL <text:s text:c="4"/>| NULL |</text:p>
      <text:p text:style-name="P4">+-------+----------+----------+--------+--------+--------+----------+------+</text:p>
      <text:p text:style-name="P4">6 rows in set (0.00 sec)</text:p>
      <text:p text:style-name="P3"/>
      <text:p text:style-name="P12">2. RIGHT OUTER JOIN</text:p>
      <text:p text:style-name="P4">MariaDB [department]&gt; select * from emp RIGHT OUTER JOIN dept on emp.ename= dept.deptname;</text:p>
      <text:p text:style-name="P4">+-------+-------+------+--------+--------+--------+------------+----------+</text:p>
      <text:p text:style-name="P4">| empno | ename | job <text:s/>| deptno | salary | deptno | deptname <text:s text:c="2"/>| loc <text:s text:c="5"/>|</text:p>
      <text:p text:style-name="P4">+-------+-------+------+--------+--------+--------+------------+----------+</text:p>
      <text:p text:style-name="P4">| <text:s/>NULL | NULL <text:s/>| NULL | <text:s text:c="2"/>NULL | <text:s text:c="2"/>NULL | <text:s text:c="4"/>10 | Sales <text:s text:c="5"/>| Mumbai <text:s text:c="2"/>|</text:p>
      <text:p text:style-name="P4">| <text:s/>NULL | NULL <text:s/>| NULL | <text:s text:c="2"/>NULL | <text:s text:c="2"/>NULL | <text:s text:c="4"/>20 | Production | Pune <text:s text:c="4"/>|</text:p>
      <text:p text:style-name="P4">| <text:s/>NULL | NULL <text:s/>| NULL | <text:s text:c="2"/>NULL | <text:s text:c="2"/>NULL | <text:s text:c="4"/>30 | Accounts <text:s text:c="2"/>| Nasik <text:s text:c="3"/>|</text:p>
      <text:p text:style-name="P4">| <text:s/>NULL | NULL <text:s/>| NULL | <text:s text:c="2"/>NULL | <text:s text:c="2"/>NULL | <text:s text:c="4"/>40 | Research <text:s text:c="2"/>| Banglore |</text:p>
      <text:p text:style-name="P4">+-------+-------+------+--------+--------+--------+------------+----------+</text:p>
      <text:p text:style-name="P4">4 rows in set (0.00 sec)</text:p>
      <text:p text:style-name="P4"/>
      <text:p text:style-name="P12">3. <text:span text:style-name="T3">FULL OUTER JOIN</text:span></text:p>
      <text:p text:style-name="P12"/>
      <text:p text:style-name="P13"><text:soft-page-break/>4. NATURAL JOIN :</text:p>
      <text:p text:style-name="P5">MariaDB [department]&gt; select * from emp NATURAL JOIN dept;</text:p>
      <text:p text:style-name="P5">+--------+-------+----------+----------+--------+------------+----------+</text:p>
      <text:p text:style-name="P5">| deptno | empno | ename <text:s text:c="3"/>| job <text:s text:c="5"/>| salary | deptname <text:s text:c="2"/>| loc <text:s text:c="5"/>|</text:p>
      <text:p text:style-name="P5">+--------+-------+----------+----------+--------+------------+----------+</text:p>
      <text:p text:style-name="P5">| <text:s text:c="4"/>10 | <text:s text:c="2"/>101 | Shyam <text:s text:c="3"/>| Manager <text:s/>| <text:s/>50000 | Sales <text:s text:c="5"/>| Mumbai <text:s text:c="2"/>|</text:p>
      <text:p text:style-name="P5">| <text:s text:c="4"/>20 | <text:s text:c="2"/>102 | Dhiraj <text:s text:c="2"/>| Clerk <text:s text:c="3"/>| <text:s/>12000 | Production | Pune <text:s text:c="4"/>|</text:p>
      <text:p text:style-name="P5">| <text:s text:c="4"/>30 | <text:s text:c="2"/>103 | Vinay <text:s text:c="3"/>| Salesman | <text:s/>17000 | Accounts <text:s text:c="2"/>| Nasik <text:s text:c="3"/>|</text:p>
      <text:p text:style-name="P5">| <text:s text:c="4"/>40 | <text:s text:c="2"/>104 | Mayur <text:s text:c="3"/>| Salesman | <text:s/>18000 | Research <text:s text:c="2"/>| Banglore |</text:p>
      <text:p text:style-name="P5">| <text:s text:c="4"/>10 | <text:s text:c="2"/>106 | Abhishek | Manager <text:s/>| <text:s/>43000 | Sales <text:s text:c="5"/>| Mumbai <text:s text:c="2"/>|</text:p>
      <text:p text:style-name="P5">+--------+-------+----------+----------+--------+------------+----------+</text:p>
      <text:p text:style-name="P5">5 rows in set (0.00 sec)</text:p>
      <text:p text:style-name="P5"/>
      <text:p text:style-name="P13">5. CROSS JOIN :</text:p>
      <text:p text:style-name="P5">MariaDB [department]&gt; select * from emp CROSS JOIN dept;</text:p>
      <text:p text:style-name="P5">+-------+----------+----------+--------+--------+--------+------------+----------+</text:p>
      <text:p text:style-name="P5">| empno | ename <text:s text:c="3"/>| job <text:s text:c="5"/>| deptno | salary | deptno | deptname <text:s text:c="2"/>| loc <text:s text:c="5"/>|</text:p>
      <text:p text:style-name="P5">+-------+----------+----------+--------+--------+--------+------------+----------+</text:p>
      <text:p text:style-name="P5">| <text:s text:c="2"/>101 | Shyam <text:s text:c="3"/>| Manager <text:s/>| <text:s text:c="4"/>10 | <text:s/>50000 | <text:s text:c="4"/>10 | Sales <text:s text:c="5"/>| Mumbai <text:s text:c="2"/>|</text:p>
      <text:p text:style-name="P5">| <text:s text:c="2"/>101 | Shyam <text:s text:c="3"/>| Manager <text:s/>| <text:s text:c="4"/>10 | <text:s/>50000 | <text:s text:c="4"/>20 | Production | Pune <text:s text:c="4"/>|</text:p>
      <text:p text:style-name="P5">| <text:s text:c="2"/>101 | Shyam <text:s text:c="3"/>| Manager <text:s/>| <text:s text:c="4"/>10 | <text:s/>50000 | <text:s text:c="4"/>30 | Accounts <text:s text:c="2"/>| Nasik <text:s text:c="3"/>|</text:p>
      <text:p text:style-name="P5">| <text:s text:c="2"/>101 | Shyam <text:s text:c="3"/>| Manager <text:s/>| <text:s text:c="4"/>10 | <text:s/>50000 | <text:s text:c="4"/>40 | Research <text:s text:c="2"/>| Banglore |</text:p>
      <text:p text:style-name="P5">| <text:s text:c="2"/>102 | Dhiraj <text:s text:c="2"/>| Clerk <text:s text:c="3"/>| <text:s text:c="4"/>20 | <text:s/>12000 | <text:s text:c="4"/>10 | Sales <text:s text:c="5"/>| Mumbai <text:s text:c="2"/>|</text:p>
      <text:p text:style-name="P5">| <text:s text:c="2"/>102 | Dhiraj <text:s text:c="2"/>| Clerk <text:s text:c="3"/>| <text:s text:c="4"/>20 | <text:s/>12000 | <text:s text:c="4"/>20 | Production | Pune <text:s text:c="4"/>|</text:p>
      <text:p text:style-name="P5">| <text:s text:c="2"/>102 | Dhiraj <text:s text:c="2"/>| Clerk <text:s text:c="3"/>| <text:s text:c="4"/>20 | <text:s/>12000 | <text:s text:c="4"/>30 | Accounts <text:s text:c="2"/>| Nasik <text:s text:c="3"/>|</text:p>
      <text:p text:style-name="P5">| <text:s text:c="2"/>102 | Dhiraj <text:s text:c="2"/>| Clerk <text:s text:c="3"/>| <text:s text:c="4"/>20 | <text:s/>12000 | <text:s text:c="4"/>40 | Research <text:s text:c="2"/>| Banglore |</text:p>
      <text:p text:style-name="P5">| <text:s text:c="2"/>103 | Vinay <text:s text:c="3"/>| Salesman | <text:s text:c="4"/>30 | <text:s/>17000 | <text:s text:c="4"/>10 | Sales <text:s text:c="5"/>| Mumbai <text:s text:c="2"/>|</text:p>
      <text:p text:style-name="P5">| <text:s text:c="2"/>103 | Vinay <text:s text:c="3"/>| Salesman | <text:s text:c="4"/>30 | <text:s/>17000 | <text:s text:c="4"/>20 | Production | Pune <text:s text:c="4"/>|</text:p>
      <text:p text:style-name="P5">| <text:s text:c="2"/>103 | Vinay <text:s text:c="3"/>| Salesman | <text:s text:c="4"/>30 | <text:s/>17000 | <text:s text:c="4"/>30 | Accounts <text:s text:c="2"/>| Nasik <text:s text:c="3"/>|</text:p>
      <text:p text:style-name="P5">| <text:s text:c="2"/>103 | Vinay <text:s text:c="3"/>| Salesman | <text:s text:c="4"/>30 | <text:s/>17000 | <text:s text:c="4"/>40 | Research <text:s text:c="2"/>| Banglore |</text:p>
      <text:p text:style-name="P5">| <text:s text:c="2"/>104 | Mayur <text:s text:c="3"/>| Salesman | <text:s text:c="4"/>40 | <text:s/>18000 | <text:s text:c="4"/>10 | Sales <text:s text:c="5"/>| Mumbai <text:s text:c="2"/>|</text:p>
      <text:p text:style-name="P5">| <text:s text:c="2"/>104 | Mayur <text:s text:c="3"/>| Salesman | <text:s text:c="4"/>40 | <text:s/>18000 | <text:s text:c="4"/>20 | Production | Pune <text:s text:c="4"/>|</text:p>
      <text:p text:style-name="P5">| <text:s text:c="2"/>104 | Mayur <text:s text:c="3"/>| Salesman | <text:s text:c="4"/>40 | <text:s/>18000 | <text:s text:c="4"/>30 | Accounts <text:s text:c="2"/>| Nasik <text:s text:c="3"/>|</text:p>
      <text:p text:style-name="P5">| <text:s text:c="2"/>104 | Mayur <text:s text:c="3"/>| Salesman | <text:s text:c="4"/>40 | <text:s/>18000 | <text:s text:c="4"/>40 | Research <text:s text:c="2"/>| Banglore |</text:p>
      <text:p text:style-name="P5">| <text:s text:c="2"/>105 | Sanjay <text:s text:c="2"/>| Clerk <text:s text:c="3"/>| <text:s text:c="3"/>100 | <text:s/>13000 | <text:s text:c="4"/>10 | Sales <text:s text:c="5"/>| Mumbai <text:s text:c="2"/>|</text:p>
      <text:p text:style-name="P5">| <text:s text:c="2"/>105 | Sanjay <text:s text:c="2"/>| Clerk <text:s text:c="3"/>| <text:s text:c="3"/>100 | <text:s/>13000 | <text:s text:c="4"/>20 | Production | Pune <text:s text:c="4"/>|</text:p>
      <text:p text:style-name="P5">| <text:s text:c="2"/>105 | Sanjay <text:s text:c="2"/>| Clerk <text:s text:c="3"/>| <text:s text:c="3"/>100 | <text:s/>13000 | <text:s text:c="4"/>30 | Accounts <text:s text:c="2"/>| Nasik <text:s text:c="3"/>|</text:p>
      <text:p text:style-name="P5">| <text:s text:c="2"/>105 | Sanjay <text:s text:c="2"/>| Clerk <text:s text:c="3"/>| <text:s text:c="3"/>100 | <text:s/>13000 | <text:s text:c="4"/>40 | Research <text:s text:c="2"/>| Banglore |</text:p>
      <text:p text:style-name="P5">| <text:s text:c="2"/>106 | Abhishek | Manager <text:s/>| <text:s text:c="4"/>10 | <text:s/>43000 | <text:s text:c="4"/>10 | Sales <text:s text:c="5"/>| Mumbai <text:s text:c="2"/>|</text:p>
      <text:p text:style-name="P5">| <text:s text:c="2"/>106 | Abhishek | Manager <text:s/>| <text:s text:c="4"/>10 | <text:s/>43000 | <text:s text:c="4"/>20 | Production | Pune <text:s text:c="4"/>|</text:p>
      <text:p text:style-name="P5">| <text:s text:c="2"/>106 | Abhishek | Manager <text:s/>| <text:s text:c="4"/>10 | <text:s/>43000 | <text:s text:c="4"/>30 | Accounts <text:s text:c="2"/>| Nasik <text:s text:c="3"/>|</text:p>
      <text:p text:style-name="P5">| <text:s text:c="2"/>106 | Abhishek | Manager <text:s/>| <text:s text:c="4"/>10 | <text:s/>43000 | <text:s text:c="4"/>40 | Research <text:s text:c="2"/>| Banglore |</text:p>
      <text:p text:style-name="P5">+-------+----------+----------+--------+--------+--------+------------+----------+</text:p>
      <text:p text:style-name="P5">24 rows in set (0.00 sec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MariaDB [department]&gt; select * from emp,dept where emp.empno &gt;104;</text:p>
      <text:p text:style-name="P5">+-------+----------+---------+--------+--------+--------+------------+----------+</text:p>
      <text:p text:style-name="P5">| empno | ename <text:s text:c="3"/>| job <text:s text:c="4"/>| deptno | salary | deptno | deptname <text:s text:c="2"/>| loc <text:s text:c="5"/>|</text:p>
      <text:p text:style-name="P5">+-------+----------+---------+--------+--------+--------+------------+----------+</text:p>
      <text:p text:style-name="P5">| <text:s text:c="2"/>105 | Sanjay <text:s text:c="2"/>| Clerk <text:s text:c="2"/>| <text:s text:c="3"/>100 | <text:s/>13000 | <text:s text:c="4"/>10 | Sales <text:s text:c="5"/>| Mumbai <text:s text:c="2"/>|</text:p>
      <text:p text:style-name="P5">| <text:s text:c="2"/>105 | Sanjay <text:s text:c="2"/>| Clerk <text:s text:c="2"/>| <text:s text:c="3"/>100 | <text:s/>13000 | <text:s text:c="4"/>20 | Production | Pune <text:s text:c="4"/>|</text:p>
      <text:p text:style-name="P5">| <text:s text:c="2"/>105 | Sanjay <text:s text:c="2"/>| Clerk <text:s text:c="2"/>| <text:s text:c="3"/>100 | <text:s/>13000 | <text:s text:c="4"/>30 | Accounts <text:s text:c="2"/>| Nasik <text:s text:c="3"/>|</text:p>
      <text:p text:style-name="P5">| <text:s text:c="2"/>105 | Sanjay <text:s text:c="2"/>| Clerk <text:s text:c="2"/>| <text:s text:c="3"/>100 | <text:s/>13000 | <text:s text:c="4"/>40 | Research <text:s text:c="2"/>| Banglore |</text:p>
      <text:p text:style-name="P5">| <text:s text:c="2"/>106 | Abhishek | Manager | <text:s text:c="4"/>10 | <text:s/>43000 | <text:s text:c="4"/>10 | Sales <text:s text:c="5"/>| Mumbai <text:s text:c="2"/>|</text:p>
      <text:p text:style-name="P5">| <text:s text:c="2"/>106 | Abhishek | Manager | <text:s text:c="4"/>10 | <text:s/>43000 | <text:s text:c="4"/>20 | Production | Pune <text:s text:c="4"/>|</text:p>
      <text:p text:style-name="P5">| <text:s text:c="2"/>106 | Abhishek | Manager | <text:s text:c="4"/>10 | <text:s/>43000 | <text:s text:c="4"/>30 | Accounts <text:s text:c="2"/>| Nasik <text:s text:c="3"/>|</text:p>
      <text:p text:style-name="P5">| <text:s text:c="2"/>106 | Abhishek | Manager | <text:s text:c="4"/>10 | <text:s/>43000 | <text:s text:c="4"/>40 | Research <text:s text:c="2"/>| Banglore |</text:p>
      <text:p text:style-name="P5">+-------+----------+---------+--------+--------+--------+------------+----------+</text:p>
      <text:p text:style-name="P5">8 rows in set (0.00 sec)</text:p>
      <text:p text:style-name="P12"/>
      <text:p text:style-name="P6">MariaDB [department]&gt; select * from emp,dept where dept.deptno between 10 and 40;</text:p>
      <text:p text:style-name="P6">+-------+----------+----------+--------+--------+--------+------------+----------+</text:p>
      <text:p text:style-name="P6">| empno | ename <text:s text:c="3"/>| job <text:s text:c="5"/>| deptno | salary | deptno | deptname <text:s text:c="2"/>| loc <text:s text:c="5"/>|</text:p>
      <text:p text:style-name="P6">+-------+----------+----------+--------+--------+--------+------------+----------+</text:p>
      <text:p text:style-name="P6">| <text:s text:c="2"/>101 | Shyam <text:s text:c="3"/>| Manager <text:s/>| <text:s text:c="4"/>10 | <text:s/>50000 | <text:s text:c="4"/>10 | Sales <text:s text:c="5"/>| Mumbai <text:s text:c="2"/>|</text:p>
      <text:p text:style-name="P6">| <text:s text:c="2"/>101 | Shyam <text:s text:c="3"/>| Manager <text:s/>| <text:s text:c="4"/>10 | <text:s/>50000 | <text:s text:c="4"/>20 | Production | Pune <text:s text:c="4"/>|</text:p>
      <text:p text:style-name="P6">| <text:s text:c="2"/>101 | Shyam <text:s text:c="3"/>| Manager <text:s/>| <text:s text:c="4"/>10 | <text:s/>50000 | <text:s text:c="4"/>30 | Accounts <text:s text:c="2"/>| Nasik <text:s text:c="3"/>|</text:p>
      <text:p text:style-name="P6">| <text:s text:c="2"/>101 | Shyam <text:s text:c="3"/>| Manager <text:s/>| <text:s text:c="4"/>10 | <text:s/>50000 | <text:s text:c="4"/>40 | Research <text:s text:c="2"/>| Banglore |</text:p>
      <text:p text:style-name="P6">| <text:s text:c="2"/>102 | Dhiraj <text:s text:c="2"/>| Clerk <text:s text:c="3"/>| <text:s text:c="4"/>20 | <text:s/>12000 | <text:s text:c="4"/>10 | Sales <text:s text:c="5"/>| Mumbai <text:s text:c="2"/>|</text:p>
      <text:p text:style-name="P6">| <text:s text:c="2"/>102 | Dhiraj <text:s text:c="2"/>| Clerk <text:s text:c="3"/>| <text:s text:c="4"/>20 | <text:s/>12000 | <text:s text:c="4"/>20 | Production | Pune <text:s text:c="4"/>|</text:p>
      <text:p text:style-name="P6">| <text:s text:c="2"/>102 | Dhiraj <text:s text:c="2"/>| Clerk <text:s text:c="3"/>| <text:s text:c="4"/>20 | <text:s/>12000 | <text:s text:c="4"/>30 | Accounts <text:s text:c="2"/>| Nasik <text:s text:c="3"/>|</text:p>
      <text:p text:style-name="P6">| <text:s text:c="2"/>102 | Dhiraj <text:s text:c="2"/>| Clerk <text:s text:c="3"/>| <text:s text:c="4"/>20 | <text:s/>12000 | <text:s text:c="4"/>40 | Research <text:s text:c="2"/>| Banglore |</text:p>
      <text:p text:style-name="P6">| <text:s text:c="2"/>103 | Vinay <text:s text:c="3"/>| Salesman | <text:s text:c="4"/>30 | <text:s/>17000 | <text:s text:c="4"/>10 | Sales <text:s text:c="5"/>| Mumbai <text:s text:c="2"/>|</text:p>
      <text:p text:style-name="P6">| <text:s text:c="2"/>103 | Vinay <text:s text:c="3"/>| Salesman | <text:s text:c="4"/>30 | <text:s/>17000 | <text:s text:c="4"/>20 | Production | Pune <text:s text:c="4"/>|</text:p>
      <text:p text:style-name="P6">| <text:s text:c="2"/>103 | Vinay <text:s text:c="3"/>| Salesman | <text:s text:c="4"/>30 | <text:s/>17000 | <text:s text:c="4"/>30 | Accounts <text:s text:c="2"/>| Nasik <text:s text:c="3"/>|</text:p>
      <text:p text:style-name="P6">| <text:s text:c="2"/>103 | Vinay <text:s text:c="3"/>| Salesman | <text:s text:c="4"/>30 | <text:s/>17000 | <text:s text:c="4"/>40 | Research <text:s text:c="2"/>| Banglore |</text:p>
      <text:p text:style-name="P6">| <text:s text:c="2"/>104 | Mayur <text:s text:c="3"/>| Salesman | <text:s text:c="4"/>40 | <text:s/>18000 | <text:s text:c="4"/>10 | Sales <text:s text:c="5"/>| Mumbai <text:s text:c="2"/>|</text:p>
      <text:p text:style-name="P6">| <text:s text:c="2"/>104 | Mayur <text:s text:c="3"/>| Salesman | <text:s text:c="4"/>40 | <text:s/>18000 | <text:s text:c="4"/>20 | Production | Pune <text:s text:c="4"/>|</text:p>
      <text:p text:style-name="P6">| <text:s text:c="2"/>104 | Mayur <text:s text:c="3"/>| Salesman | <text:s text:c="4"/>40 | <text:s/>18000 | <text:s text:c="4"/>30 | Accounts <text:s text:c="2"/>| Nasik <text:s text:c="3"/>|</text:p>
      <text:p text:style-name="P6">| <text:s text:c="2"/>104 | Mayur <text:s text:c="3"/>| Salesman | <text:s text:c="4"/>40 | <text:s/>18000 | <text:s text:c="4"/>40 | Research <text:s text:c="2"/>| Banglore |</text:p>
      <text:p text:style-name="P6">| <text:s text:c="2"/>105 | Sanjay <text:s text:c="2"/>| Clerk <text:s text:c="3"/>| <text:s text:c="3"/>100 | <text:s/>13000 | <text:s text:c="4"/>10 | Sales <text:s text:c="5"/>| Mumbai <text:s text:c="2"/>|</text:p>
      <text:p text:style-name="P6">| <text:s text:c="2"/>105 | Sanjay <text:s text:c="2"/>| Clerk <text:s text:c="3"/>| <text:s text:c="3"/>100 | <text:s/>13000 | <text:s text:c="4"/>20 | Production | Pune <text:s text:c="4"/>|</text:p>
      <text:p text:style-name="P6">| <text:s text:c="2"/>105 | Sanjay <text:s text:c="2"/>| Clerk <text:s text:c="3"/>| <text:s text:c="3"/>100 | <text:s/>13000 | <text:s text:c="4"/>30 | Accounts <text:s text:c="2"/>| Nasik <text:s text:c="3"/>|</text:p>
      <text:p text:style-name="P6">| <text:s text:c="2"/>105 | Sanjay <text:s text:c="2"/>| Clerk <text:s text:c="3"/>| <text:s text:c="3"/>100 | <text:s/>13000 | <text:s text:c="4"/>40 | Research <text:s text:c="2"/>| Banglore |</text:p>
      <text:p text:style-name="P6">| <text:s text:c="2"/>106 | Abhishek | Manager <text:s/>| <text:s text:c="4"/>10 | <text:s/>43000 | <text:s text:c="4"/>10 | Sales <text:s text:c="5"/>| Mumbai <text:s text:c="2"/>|</text:p>
      <text:p text:style-name="P6">| <text:s text:c="2"/>106 | Abhishek | Manager <text:s/>| <text:s text:c="4"/>10 | <text:s/>43000 | <text:s text:c="4"/>20 | Production | Pune <text:s text:c="4"/>|</text:p>
      <text:p text:style-name="P6">| <text:s text:c="2"/>106 | Abhishek | Manager <text:s/>| <text:s text:c="4"/>10 | <text:s/>43000 | <text:s text:c="4"/>30 | Accounts <text:s text:c="2"/>| Nasik <text:s text:c="3"/>|</text:p>
      <text:p text:style-name="P6">| <text:s text:c="2"/>106 | Abhishek | Manager <text:s/>| <text:s text:c="4"/>10 | <text:s/>43000 | <text:s text:c="4"/>40 | Research <text:s text:c="2"/>| Banglore |</text:p>
      <text:p text:style-name="P6">+-------+----------+----------+--------+--------+--------+------------+----------+</text:p>
      <text:p text:style-name="P6">24 rows in set (0.00 sec)</text:p>
      <text:p text:style-name="P6"/>
      <text:p text:style-name="P6"/>
      <text:p text:style-name="P6"/>
      <text:p text:style-name="P6"/>
      <text:p text:style-name="P6"/>
      <text:p text:style-name="P14"><text:soft-page-break/>----------------------------------------------------------------------------------------------------------------------------</text:p>
      <text:p text:style-name="P15">Aggregate functions : (Min, Max, Sum, Avg, Count)</text:p>
      <text:p text:style-name="P14">----------------------------------------------------------------------------------------------------------------------------</text:p>
      <text:p text:style-name="P14">1. MIN :</text:p>
      <text:p text:style-name="P7">MariaDB [department]&gt; select min(salary)from emp;</text:p>
      <text:p text:style-name="P7">+-------------+</text:p>
      <text:p text:style-name="P7">| min(salary) |</text:p>
      <text:p text:style-name="P7">+-------------+</text:p>
      <text:p text:style-name="P7">| <text:s text:c="6"/>12000 |</text:p>
      <text:p text:style-name="P7">+-------------+</text:p>
      <text:p text:style-name="P7">1 row in set (0.02 sec)</text:p>
      <text:p text:style-name="P7"/>
      <text:p text:style-name="P14">2. Max :</text:p>
      <text:p text:style-name="P7">MariaDB [department]&gt; select max(salary)from emp;</text:p>
      <text:p text:style-name="P7">+-------------+</text:p>
      <text:p text:style-name="P7">| max(salary) |</text:p>
      <text:p text:style-name="P7">+-------------+</text:p>
      <text:p text:style-name="P7">| <text:s text:c="6"/>50000 |</text:p>
      <text:p text:style-name="P7">+-------------+</text:p>
      <text:p text:style-name="P7">1 row in set (0.03 sec)</text:p>
      <text:p text:style-name="P7"/>
      <text:p text:style-name="P14">3. Avg :</text:p>
      <text:p text:style-name="P7">MariaDB [department]&gt; select avg(salary)from emp;</text:p>
      <text:p text:style-name="P7">+-------------+</text:p>
      <text:p text:style-name="P7">| avg(salary) |</text:p>
      <text:p text:style-name="P7">+-------------+</text:p>
      <text:p text:style-name="P7">| <text:s/>25500.0000 |</text:p>
      <text:p text:style-name="P7">+-------------+</text:p>
      <text:p text:style-name="P7">1 row in set (0.02 sec)</text:p>
      <text:p text:style-name="P7"/>
      <text:p text:style-name="P14">4. Sum :</text:p>
      <text:p text:style-name="P7">MariaDB [department]&gt; select sum(salary)from emp;</text:p>
      <text:p text:style-name="P7">+-------------+</text:p>
      <text:p text:style-name="P7">| sum(salary) |</text:p>
      <text:p text:style-name="P7">+-------------+</text:p>
      <text:p text:style-name="P7">| <text:s text:c="5"/>153000 |</text:p>
      <text:p text:style-name="P7">+-------------+</text:p>
      <text:p text:style-name="P7">1 row in set (0.00 sec)</text:p>
      <text:p text:style-name="P7"/>
      <text:p text:style-name="P14">5. Count :</text:p>
      <text:p text:style-name="P7">MariaDB [department]&gt; select count(salary)from emp;</text:p>
      <text:p text:style-name="P7">+---------------+</text:p>
      <text:p text:style-name="P7">| count(salary) |</text:p>
      <text:p text:style-name="P7">+---------------+</text:p>
      <text:p text:style-name="P7">| <text:s text:c="12"/>6 |</text:p>
      <text:p text:style-name="P7">+---------------+</text:p>
      <text:p text:style-name="P7">1 row in set (0.03 sec)</text:p>
      <text:p text:style-name="P7">----------------------------------------------------------------------------------------------------------------------------</text:p>
      <text:p text:style-name="P17">NESTED QUERIES:</text:p>
      <text:p text:style-name="P17">----------------------------------------------------------------------------------------------------------------------------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2:07:38.512328469</meta:creation-date>
    <meta:generator>LibreOffice/4.3.7.2$Linux_X86_64 LibreOffice_project/430$Build-2</meta:generator>
    <dc:date>2017-10-20T13:18:56.011693111</dc:date>
    <meta:editing-duration>PT38M8S</meta:editing-duration>
    <meta:editing-cycles>6</meta:editing-cycles>
    <meta:document-statistic meta:table-count="0" meta:image-count="0" meta:object-count="0" meta:page-count="4" meta:paragraph-count="180" meta:word-count="1902" meta:character-count="11161" meta:non-whitespace-character-count="8117"/>
  </office:meta>
</office:document-meta>
</file>